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Webdings" svg:font-family="Webdings"/>
    <style:font-face style:name="Wingdings" svg:font-family="Wingdings"/>
    <style:font-face style:name="Wingdings 3" svg:font-family="'Wingdings 3'"/>
    <style:font-face style:name="Times" svg:font-family="Times" style:font-family-generic="roman"/>
    <style:font-face style:name="Liberation Sans1" svg:font-family="'Liberation Sans'" style:font-pitch="variable"/>
    <style:font-face style:name="Menlo" svg:font-family="Menlo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1" svg:font-family="'PingFang SC'" style:font-family-generic="roman" style:font-pitch="variable"/>
    <style:font-face style:name="Times1" svg:font-family="Times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065cm"/>
      <style:paragraph-properties style:writing-mode="lr-tb"/>
    </style:style>
    <style:style style:name="gr2" style:family="graphic" style:parent-style-name="standard">
      <style:graphic-properties draw:stroke="solid" svg:stroke-width="0.051cm" svg:stroke-color="#000000" draw:marker-start-width="0.279cm" draw:marker-end-width="0.279cm" draw:fill="solid" draw:fill-color="#f6f9d4" draw:textarea-horizontal-align="left" draw:auto-grow-height="true" draw:auto-grow-width="true" fo:min-height="1.708cm" fo:min-width="6.568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draw:stroke="solid" svg:stroke-width="0.051cm" svg:stroke-color="#000000" draw:marker-start-width="0.279cm" draw:marker-end-width="0.279cm" draw:fill="solid" draw:fill-color="#f6f9d4" draw:textarea-horizontal-align="left" draw:auto-grow-height="true" draw:auto-grow-width="true" fo:min-height="1.666cm" fo:min-width="4.798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draw:stroke="solid" svg:stroke-width="0.051cm" svg:stroke-color="#000000" draw:marker-start-width="0.279cm" draw:marker-end-width="0.279cm" draw:fill="solid" draw:fill-color="#f6f9d4" draw:textarea-horizontal-align="left" draw:auto-grow-height="true" draw:auto-grow-width="true" fo:min-height="2.221cm" fo:min-width="5.546cm" fo:padding-top="0.15cm" fo:padding-bottom="0.15cm" fo:padding-left="0.275cm" fo:padding-right="0.275cm"/>
      <style:paragraph-properties style:writing-mode="lr-tb"/>
    </style:style>
    <style:style style:name="gr5" style:family="graphic" style:parent-style-name="objectwithoutfill">
      <style:graphic-properties svg:stroke-width="0.051cm" svg:stroke-color="#000000" draw:marker-start-width="0.279cm" draw:marker-end="Rounded_20_short_20_Arrow" draw:marker-end-width="0.254cm" draw:fill="solid" draw:fill-color="#f6f9d4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51cm" svg:stroke-color="#000000" draw:marker-start-width="0.279cm" draw:marker-end-width="0.279cm" draw:fill="solid" draw:fill-color="#f6f9d4" draw:textarea-horizontal-align="left" draw:auto-grow-height="true" draw:auto-grow-width="true" fo:min-height="2.271cm" fo:min-width="5.721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.32cm"/>
      <style:paragraph-properties style:writing-mode="lr-tb"/>
    </style:style>
    <style:style style:name="gr8" style:family="graphic" style:parent-style-name="standard">
      <style:graphic-properties svg:stroke-width="0.028cm" svg:stroke-color="#0000ff" draw:marker-start-width="0.242cm" draw:marker-end-width="0.242cm" draw:fill="none" draw:textarea-vertical-align="middle" draw:auto-grow-height="false" fo:min-height="1.529cm" fo:min-width="0cm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8d1d75" draw:marker-start-width="0.242cm" draw:marker-end-width="0.242cm" draw:fill="none" draw:textarea-vertical-align="middle" draw:auto-grow-height="false" fo:min-height="2.372cm" fo:min-width="0cm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-color="#355269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svg:stroke-width="0.051cm" svg:stroke-color="#000000" draw:marker-start-width="0.355cm" draw:marker-end="Rounded_20_short_20_Arrow" draw:marker-end-width="0.254cm" draw:fill="solid" draw:fill-color="#f6f9d4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solid" svg:stroke-width="0.051cm" svg:stroke-color="#000000" draw:marker-start-width="0.279cm" draw:marker-end-width="0.279cm" draw:fill="solid" draw:fill-color="#f6f9d4" draw:textarea-horizontal-align="left" draw:auto-grow-height="true" draw:auto-grow-width="true" fo:min-height="1.111cm" fo:min-width="2.707cm" fo:padding-top="0.15cm" fo:padding-bottom="0.15cm" fo:padding-left="0.275cm" fo:padding-right="0.275cm"/>
      <style:paragraph-properties style:writing-mode="lr-tb"/>
    </style:style>
    <style:style style:name="gr14" style:family="graphic" style:parent-style-name="standard">
      <style:graphic-properties draw:stroke="solid" svg:stroke-width="0.051cm" svg:stroke-color="#000000" draw:marker-start-width="0.279cm" draw:marker-end-width="0.279cm" draw:fill="solid" draw:fill-color="#f6f9d4" draw:textarea-horizontal-align="left" draw:auto-grow-height="true" draw:auto-grow-width="true" fo:min-height="0.556cm" fo:min-width="3.202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>
      <style:graphic-properties draw:stroke="none" draw:fill="none" fo:min-height="1.297cm"/>
      <style:paragraph-properties style:writing-mode="lr-tb"/>
    </style:style>
    <style:style style:name="P1" style:family="paragraph">
      <style:paragraph-properties fo:margin-top="0.152cm" fo:margin-bottom="0cm"/>
    </style:style>
    <style:style style:name="P2" style:family="paragraph">
      <loext:graphic-properties draw:fill="none" draw:fill-color="#ffffff"/>
      <style:paragraph-properties fo:margin-top="0.152cm" fo:margin-bottom="0cm" style:writing-mode="lr-tb"/>
      <style:text-properties style:font-name="Menlo" fo:font-size="16pt" style:font-size-asian="16pt" style:font-size-complex="16pt"/>
    </style:style>
    <style:style style:name="P3" style:family="paragraph">
      <style:text-properties fo:color="#000000"/>
    </style:style>
    <style:style style:name="P4" style:family="paragraph">
      <loext:graphic-properties draw:fill="solid" draw:fill-color="#f6f9d4"/>
      <style:paragraph-properties style:writing-mode="lr-tb"/>
      <style:text-properties fo:color="#000000" fo:font-size="14pt" style:font-size-asian="14pt" style:font-size-complex="14pt"/>
    </style:style>
    <style:style style:name="P5" style:family="paragraph">
      <loext:graphic-properties draw:fill="solid" draw:fill-color="#f6f9d4"/>
      <style:paragraph-properties fo:text-align="center"/>
      <style:text-properties fo:color="#000000"/>
    </style:style>
    <style:style style:name="P6" style:family="paragraph">
      <style:text-properties fo:color="#0000ff"/>
    </style:style>
    <style:style style:name="P7" style:family="paragraph">
      <loext:graphic-properties draw:fill="none" draw:fill-color="#ffffff"/>
      <style:text-properties fo:color="#0000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color="#8d1d75"/>
    </style:style>
    <style:style style:name="P10" style:family="paragraph">
      <style:text-properties fo:color="#8d1d75"/>
    </style:style>
    <style:style style:name="P11" style:family="paragraph">
      <loext:graphic-properties draw:fill="none" draw:fill-color="#ffffff"/>
      <style:text-properties fo:color="#8d1d75"/>
    </style:style>
    <style:style style:name="P12" style:family="paragraph">
      <loext:graphic-properties draw:fill-color="#355269"/>
      <style:paragraph-properties fo:text-align="center"/>
    </style:style>
    <style:style style:name="P13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style:font-name="Menlo" fo:font-size="16pt" style:font-size-asian="16pt" style:font-size-complex="16pt"/>
    </style:style>
    <style:style style:name="T2" style:family="text">
      <style:text-properties style:font-name="Menlo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Menlo" fo:font-size="13pt" style:font-size-asian="13pt" style:font-size-complex="13pt"/>
    </style:style>
    <style:style style:name="T4" style:family="text">
      <style:text-properties fo:font-variant="normal" fo:text-transform="non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PingFang SC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text-outline="false" style:text-line-through-style="none" style:text-line-through-type="none" style:font-name="Times" fo:font-size="14pt" fo:font-style="normal" fo:text-shadow="none" style:text-underline-style="none" fo:font-weight="normal" style:letter-kerning="true" style:font-name-asian="Times" style:font-size-asian="14pt" style:font-style-asian="normal" style:font-weight-asian="normal" style:font-name-complex="Time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text-line-through-type="none" style:font-name="Menlo" fo:font-size="14pt" fo:font-style="normal" fo:text-shadow="none" style:text-underline-style="none" fo:font-weight="normal" style:letter-kerning="true" style:font-name-asian="PingFang SC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font-name="Menlo" fo:font-size="14pt" style:font-size-asian="14pt" style:font-size-complex="14pt"/>
    </style:style>
    <style:style style:name="T9" style:family="text">
      <style:text-properties style:font-name="Times" style:font-name-asian="Times" style:font-name-complex="Times"/>
    </style:style>
    <style:style style:name="T10" style:family="text">
      <style:text-properties fo:color="#355269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3.843cm" svg:height="3.315cm" svg:x="1.166cm" svg:y="2.514cm">
          <draw:text-box>
            <text:p text:style-name="P1"><text:span text:style-name="T1">P::transaction( |j| {</text:span></text:p>
            <text:p text:style-name="P1"><text:span text:style-name="T1"><text:s text:c="4"/></text:span><text:span text:style-name="T2">let mut</text:span><text:span text:style-name="T1"> data = data.borrow_mut(j);</text:span></text:p>
            <text:p text:style-name="P1"><text:span text:style-name="T1"><text:s text:c="6"/></text:span><text:span text:style-name="T1">*data = new_value;</text:span></text:p>
            <text:p text:style-name="P1"><text:span text:style-name="T1"><text:s/></text:span><text:span text:style-name="T3"><text:s/></text:span><text:span text:style-name="T1">} <text:s/>)</text:span></text:p>
          </draw:text-box>
        </draw:frame>
        <draw:frame draw:style-name="gr2" draw:text-style-name="P4" xml:id="id4" draw:id="id4" draw:layer="layout" svg:width="7.118cm" svg:height="2.008cm" svg:x="0.254cm" svg:y="0.127cm">
          <draw:text-box>
            <text:p text:style-name="P3"><text:span text:style-name="T4">Starts a transaction </text:span><text:span text:style-name="T5">Τ</text:span><text:span text:style-name="T4"> in </text:span><text:span text:style-name="T6">P</text:span><text:span text:style-name="T7"> by</text:span></text:p>
            <text:p text:style-name="P3"><text:span text:style-name="T4">creating a Journal object </text:span><text:span text:style-name="T8">j</text:span><text:span text:style-name="T7"> for</text:span><text:span text:style-name="T7"><text:line-break/></text:span><text:span text:style-name="T7">the running thread</text:span></text:p>
          </draw:text-box>
        </draw:frame>
        <draw:frame draw:style-name="gr3" draw:text-style-name="P4" xml:id="id1" draw:id="id1" draw:layer="layout" svg:width="5.348cm" svg:height="1.966cm" svg:x="8.382cm" svg:y="0.508cm">
          <draw:text-box>
            <text:p text:style-name="P3"><text:span text:style-name="T7">Checks the borrowing</text:span></text:p>
            <text:p text:style-name="P3"><text:span text:style-name="T7">rules and returns a</text:span></text:p>
            <text:p text:style-name="P3"><text:span text:style-name="T7">mut ref to data</text:span></text:p>
          </draw:text-box>
        </draw:frame>
        <draw:frame draw:style-name="gr4" draw:text-style-name="P4" xml:id="id8" draw:id="id8" draw:layer="layout" svg:width="6.91cm" svg:height="2.521cm" svg:x="4.528cm" svg:y="6.919cm">
          <draw:text-box>
            <text:p text:style-name="P3"><text:span text:style-name="T7">Commits changes if the</text:span></text:p>
            <text:p text:style-name="P3"><text:span text:style-name="T7">transaction is successful and</text:span><text:span text:style-name="T7"><text:line-break/></text:span><text:span text:style-name="T7">persists them; otherwise,</text:span><text:span text:style-name="T7"><text:line-break/></text:span><text:span text:style-name="T7">rolls back.</text:span></text:p>
          </draw:text-box>
        </draw:frame>
        <draw:connector draw:style-name="gr5" draw:text-style-name="P5" draw:layer="layout" draw:type="line" svg:x1="11.056cm" svg:y1="2.474cm" svg:x2="11.072cm" svg:y2="3.53cm" draw:start-shape="id1" draw:start-glue-point="2" svg:d="M11056 2474l16 1056" svg:viewBox="0 0 17 1057">
          <text:p/>
        </draw:connector>
        <draw:frame draw:style-name="gr6" draw:text-style-name="P4" xml:id="id2" draw:id="id2" draw:layer="layout" svg:width="6.271cm" svg:height="2.571cm" svg:x="9.906cm" svg:y="4.216cm">
          <draw:text-box>
            <text:p text:style-name="P3"><text:span text:style-name="T7">Takes an undo log before</text:span></text:p>
            <text:p text:style-name="P3"><text:span text:style-name="T7">mutably dereferencing</text:span><text:span text:style-name="T7"><text:line-break/></text:span><text:span text:style-name="T8">data</text:span><text:span text:style-name="T7"> and persists it using</text:span><text:span text:style-name="T7"><text:line-break/></text:span><text:span text:style-name="T8">clflush</text:span></text:p>
          </draw:text-box>
        </draw:frame>
        <draw:frame draw:style-name="gr7" draw:text-style-name="P7" draw:layer="layout" svg:width="0.82cm" svg:height="1.038cm" svg:x="0.608cm" svg:y="3.804cm">
          <draw:text-box>
            <text:p text:style-name="P6"><text:span text:style-name="T9">λ</text:span></text:p>
          </draw:text-box>
        </draw:frame>
        <draw:custom-shape draw:style-name="gr8" draw:text-style-name="P8" draw:layer="layout" svg:width="0.35cm" svg:height="1.905cm" svg:x="1.226cm" svg:y="3.42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9" draw:layer="layout" svg:width="0.508cm" svg:height="2.794cm" svg:x="0.427cm" svg:y="2.79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1" draw:layer="layout" svg:width="0.925cm" svg:height="0.89cm" svg:x="-0.2cm" svg:y="3.75cm">
          <draw:text-box>
            <text:p text:style-name="P10"><text:span text:style-name="T9">Τ</text:span></text:p>
          </draw:text-box>
        </draw:frame>
        <draw:custom-shape draw:style-name="gr11" draw:text-style-name="P12" xml:id="id5" draw:id="id5" draw:layer="layout" svg:width="0.254cm" svg:height="0.254cm" svg:x="6.54cm" svg:y="2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xml:id="id9" draw:id="id9" draw:layer="layout" svg:width="0.254cm" svg:height="0.254cm" svg:x="2.409cm" svg:y="5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xml:id="id3" draw:id="id3" draw:layer="layout" svg:width="0.254cm" svg:height="0.254cm" svg:x="2.826cm" svg:y="4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xml:id="id11" draw:id="id11" draw:layer="layout" svg:width="0.254cm" svg:height="0.254cm" svg:x="2.827cm" svg:y="5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xml:id="id7" draw:id="id7" draw:layer="layout" svg:width="0.254cm" svg:height="0.254cm" svg:x="1.61cm" svg:y="5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9.906cm" svg:y1="5.501cm" svg:x2="2.953cm" svg:y2="4.722cm" draw:start-shape="id2" draw:start-glue-point="3" draw:end-shape="id3" draw:end-glue-point="8" svg:d="M9906 5501c-4636 0-6953-259-6953-779" svg:viewBox="0 0 6954 780">
          <text:p/>
        </draw:connector>
        <draw:connector draw:style-name="gr12" draw:text-style-name="P5" draw:layer="layout" draw:type="curve" draw:line-skew="-0.123cm" svg:x1="3.813cm" svg:y1="2.135cm" svg:x2="6.667cm" svg:y2="2.898cm" draw:start-shape="id4" draw:start-glue-point="2" draw:end-shape="id5" draw:end-glue-point="4" svg:d="M3813 2135c0 408 2854 27 2854 763" svg:viewBox="0 0 2855 764">
          <text:p/>
        </draw:connector>
        <draw:frame draw:style-name="gr13" draw:text-style-name="P4" xml:id="id6" draw:id="id6" draw:layer="layout" svg:width="3.257cm" svg:height="1.411cm" svg:x="0.128cm" svg:y="8.114cm">
          <draw:text-box>
            <text:p text:style-name="P3"><text:span text:style-name="T7">Drops the</text:span><text:span text:style-name="T7"><text:line-break/></text:span><text:span text:style-name="T7">local mut ref</text:span></text:p>
          </draw:text-box>
        </draw:frame>
        <draw:connector draw:style-name="gr12" draw:text-style-name="P5" draw:layer="layout" draw:type="curve" svg:x1="1.756cm" svg:y1="8.114cm" svg:x2="1.737cm" svg:y2="5.285cm" draw:start-shape="id6" draw:start-glue-point="0" draw:end-shape="id7" draw:end-glue-point="8" svg:d="M1756 8114c0-2140-19-726-19-2829" svg:viewBox="0 0 20 2830">
          <text:p/>
        </draw:connector>
        <draw:frame draw:style-name="gr14" draw:text-style-name="P4" xml:id="id10" draw:id="id10" draw:layer="layout" svg:width="3.752cm" svg:height="0.856cm" svg:x="5.315cm" svg:y="5.9cm">
          <draw:text-box>
            <text:p text:style-name="P3"><text:span text:style-name="T7">Drops the logs</text:span></text:p>
          </draw:text-box>
        </draw:frame>
        <draw:connector draw:style-name="gr12" draw:text-style-name="P5" draw:layer="layout" draw:type="curve" svg:x1="4.528cm" svg:y1="8.179cm" svg:x2="2.536cm" svg:y2="5.485cm" draw:start-shape="id8" draw:start-glue-point="3" draw:end-shape="id9" draw:end-glue-point="8" svg:d="M4528 8179c-1328 0-1992-898-1992-2694" svg:viewBox="0 0 1993 2695">
          <text:p/>
        </draw:connector>
        <draw:connector draw:style-name="gr12" draw:text-style-name="P5" draw:layer="layout" draw:type="curve" svg:x1="5.315cm" svg:y1="6.328cm" svg:x2="2.954cm" svg:y2="5.486cm" draw:start-shape="id10" draw:start-glue-point="3" draw:end-shape="id11" draw:end-glue-point="8" svg:d="M5315 6328c-1574 0-2361-280-2361-842" svg:viewBox="0 0 2362 843">
          <text:p/>
        </draw:connector>
        <draw:custom-shape draw:style-name="gr11" draw:text-style-name="P12" draw:layer="layout" svg:width="0.254cm" svg:height="0.254cm" svg:x="12.292cm" svg:y="7.8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5" draw:text-style-name="P13" draw:layer="layout" svg:width="3.461cm" svg:height="1.547cm" svg:x="12.468cm" svg:y="7.367cm">
          <draw:text-box>
            <text:p><text:span text:style-name="T10">Hidden low-level operation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Webdings" svg:font-family="Webdings"/>
    <style:font-face style:name="Wingdings" svg:font-family="Wingdings"/>
    <style:font-face style:name="Wingdings 3" svg:font-family="'Wingdings 3'"/>
    <style:font-face style:name="Times" svg:font-family="Times" style:font-family-generic="roman"/>
    <style:font-face style:name="Liberation Sans1" svg:font-family="'Liberation Sans'" style:font-pitch="variable"/>
    <style:font-face style:name="Menlo" svg:font-family="Menlo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1" svg:font-family="'PingFang SC'" style:font-family-generic="roman" style:font-pitch="variable"/>
    <style:font-face style:name="Times1" svg:font-family="Times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256cm" fo:page-height="9.65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4-12T15:28:57.912612192</meta:creation-date>
    <dc:date>2020-05-27T06:11:43.374176174</dc:date>
    <meta:editing-duration>PT49M6S</meta:editing-duration>
    <meta:editing-cycles>19</meta:editing-cycles>
    <meta:generator>LibreOffice/6.4.1.2$MacOSX_X86_64 LibreOffice_project/4d224e95b98b138af42a64d84056446d09082932</meta:generator>
    <meta:document-statistic meta:object-count="24"/>
  </office:meta>
</office:document-meta>
</file>